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f06" officeooo:paragraph-rsid="000fcf06"/>
    </style:style>
    <style:style style:name="P2" style:family="paragraph" style:parent-style-name="Standard">
      <style:paragraph-properties fo:text-align="justify" style:justify-single-word="false"/>
      <style:text-properties officeooo:rsid="00106a14" officeooo:paragraph-rsid="00106a14"/>
    </style:style>
    <style:style style:name="P3" style:family="paragraph" style:parent-style-name="Standard">
      <style:paragraph-properties fo:text-align="justify" style:justify-single-word="false"/>
      <style:text-properties officeooo:rsid="00106a14" officeooo:paragraph-rsid="0013d5d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cf06" officeooo:paragraph-rsid="000fcf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0ae4d" officeooo:paragraph-rsid="0010ae4d"/>
    </style:style>
    <style:style style:name="P6" style:family="paragraph" style:parent-style-name="Standard">
      <style:paragraph-properties fo:text-align="justify" style:justify-single-word="false"/>
      <style:text-properties officeooo:rsid="0010ae4d" officeooo:paragraph-rsid="00110986"/>
    </style:style>
    <style:style style:name="T1" style:family="text">
      <style:text-properties officeooo:rsid="00106a14"/>
    </style:style>
    <style:style style:name="T2" style:family="text">
      <style:text-properties officeooo:rsid="0010ae4d"/>
    </style:style>
    <style:style style:name="T3" style:family="text">
      <style:text-properties officeooo:rsid="00110986"/>
    </style:style>
    <style:style style:name="T4" style:family="text">
      <style:text-properties officeooo:rsid="0013d5d6"/>
    </style:style>
    <style:style style:name="T5" style:family="text">
      <style:text-properties officeooo:rsid="0016dbb5"/>
    </style:style>
    <style:style style:name="T6" style:family="text">
      <style:text-properties officeooo:rsid="0017afd6"/>
    </style:style>
    <style:style style:name="T7" style:family="text">
      <style:text-properties officeooo:rsid="00191238"/>
    </style:style>
    <style:style style:name="T8" style:family="text">
      <style:text-properties officeooo:rsid="001a7f75"/>
    </style:style>
    <style:style style:name="T9" style:family="text">
      <style:text-properties officeooo:rsid="001bb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visão <text:span text:style-name="T1">AW1 </text:span>– Prova</text:p>
      <text:p text:style-name="P4"/>
      <text:p text:style-name="P1">Nome: Camila Cristina de Melo Campos | SP3065847 – Turma:331 – A</text:p>
      <text:p text:style-name="P1"/>
      <text:p text:style-name="P2">1- </text:p>
      <text:p text:style-name="P2">a) border=”1”</text:p>
      <text:p text:style-name="P2">b) border=”2”</text:p>
      <text:p text:style-name="P3">c)</text:p>
      <text:p text:style-name="P3"><text:span text:style-name="T4">border=”0</text:span></text:p>
      <text:p text:style-name="P3"><text:span text:style-name="T4">”</text:span>border=”none”</text:p>
      <text:p text:style-name="P2">d) border-collapse:</text:p>
      <text:p text:style-name="P2">collapse;</text:p>
      <text:p text:style-name="P2"/>
      <text:p text:style-name="P2">2- <text:span text:style-name="T5">c. &lt;al&gt; → </text:span><text:span text:style-name="T6">tag usada para criar uma lista numerada</text:span></text:p>
      <text:p text:style-name="P2"/>
      <text:p text:style-name="P2">3- O atributo colspan e o atributo rowspan define em uma tabela o tamanho que a célula vai ocupar.</text:p>
      <text:p text:style-name="P2"/>
      <text:p text:style-name="P2">4- </text:p>
      <text:p text:style-name="P2">a) &lt;textarea&gt;</text:p>
      <text:p text:style-name="P2">b) &lt;input&gt;</text:p>
      <text:p text:style-name="P2">c) &lt;select&gt;</text:p>
      <text:p text:style-name="P2">d) &lt;label&gt;</text:p>
      <text:p text:style-name="P2"/>
      <text:p text:style-name="P2">5- <text:span text:style-name="T2">A tag utilizada para criar um hyperlink é &lt;</text:span><text:span text:style-name="T7">a</text:span><text:span text:style-name="T2">&gt;</text:span></text:p>
      <text:p text:style-name="P2"/>
      <text:p text:style-name="P5">6- A tag utilizada para adicionar uma imagem a uma página da web é &lt;img&gt;</text:p>
      <text:p text:style-name="P5"/>
      <text:p text:style-name="P5">7- A tag &lt;figure&gt; <text:span text:style-name="T3">permite juntar a imagem com o texto e tratar como se fosse um <text:s/>único conjunto.</text:span></text:p>
      <text:p text:style-name="P5"/>
      <text:p text:style-name="P5">8-</text:p>
      <text:p text:style-name="P5"><text:span text:style-name="T8">c</text:span>) &lt;<text:span text:style-name="T3">header&gt;</text:span></text:p>
      <text:p text:style-name="P5"><text:span text:style-name="T8">a</text:span>) &lt;<text:span text:style-name="T3">main&gt;</text:span></text:p>
      <text:p text:style-name="P5"><text:span text:style-name="T8">b</text:span>) &lt;<text:span text:style-name="T3">aside</text:span>&gt;</text:p>
      <text:p text:style-name="P5">d) &lt;<text:span text:style-name="T3">footer&gt;</text:span></text:p>
      <text:p text:style-name="P5"/>
      <text:p text:style-name="P6">9-</text:p>
      <text:p text:style-name="P6">&lt;<text:span text:style-name="T9">text&gt;</text:span></text:p>
      <text:p text:style-name="P6">&lt;<text:span text:style-name="T3">radio&gt;</text:span></text:p>
      <text:p text:style-name="P5">&lt;<text:span text:style-name="T3">number&gt;</text:span></text:p>
      <text:p text:style-name="P5">&lt;<text:span text:style-name="T3">select</text:span>&gt;</text:p>
      <text:p text:style-name="P5">&lt;<text:span text:style-name="T3">input text&gt;</text:span></text:p>
      <text:p text:style-name="P5"/>
      <text:p text:style-name="P5">10- </text:p>
      <text:p text:style-name="P5">&lt;<text:span text:style-name="T3">b&gt;→ deixa o texto em negrito</text:span></text:p>
      <text:p text:style-name="P5">&lt;<text:span text:style-name="T3">textarea&gt; → permite que o texto fique em determinada área</text:span></text:p>
      <text:p text:style-name="P5">&lt;<text:span text:style-name="T3">h&gt; → delimita o tamanho do texto</text:span></text:p>
      <text:p text:style-name="P5">&lt;<text:span text:style-name="T3">p&gt; → texto em parágrafo</text:span></text:p>
      <text:p text:style-name="P5">&lt;<text:span text:style-name="T3">u&gt; → deixa o texto sublinhado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3:24:36.211694380</meta:creation-date>
    <dc:date>2023-04-04T15:22:30.937554648</dc:date>
    <meta:editing-duration>PT1H15M59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1" meta:paragraph-count="37" meta:word-count="158" meta:character-count="842" meta:non-whitespace-character-count="714"/>
  </office:meta>
</office:document-meta>
</file>